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1 core</text:p>
          </table:table-cell>
          <table:table-cell office:value-type="string" calcext:value-type="string">
            <text:p>1 socket</text:p>
          </table:table-cell>
          <table:table-cell office:value-type="string" calcext:value-type="string">
            <text:p>1 node</text:p>
          </table:table-cell>
          <table:table-cell office:value-type="string" calcext:value-type="string">
            <text:p>2 node</text:p>
          </table:table-cell>
        </table:table-row>
        <table:table-row table:style-name="ro1">
          <table:table-cell office:value-type="string" calcext:value-type="string">
            <text:p>1M <text:s text:c="9"/></text:p>
          </table:table-cell>
          <table:table-cell office:value-type="float" office:value="285061" calcext:value-type="float">
            <text:p>285061</text:p>
          </table:table-cell>
          <table:table-cell office:value-type="float" office:value="123865" calcext:value-type="float">
            <text:p>123865</text:p>
          </table:table-cell>
          <table:table-cell office:value-type="float" office:value="137027" calcext:value-type="float">
            <text:p>137027</text:p>
          </table:table-cell>
          <table:table-cell office:value-type="float" office:value="1039996" calcext:value-type="float">
            <text:p>1039996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473831" calcext:value-type="float">
            <text:p>473831</text:p>
          </table:table-cell>
          <table:table-cell office:value-type="float" office:value="1954484" calcext:value-type="float">
            <text:p>1954484</text:p>
          </table:table-cell>
          <table:table-cell office:value-type="float" office:value="454789" calcext:value-type="float">
            <text:p>454789</text:p>
          </table:table-cell>
          <table:table-cell office:value-type="float" office:value="651387" calcext:value-type="float">
            <text:p>651387</text:p>
          </table:table-cell>
        </table:table-row>
        <table:table-row table:style-name="ro1">
          <table:table-cell office:value-type="string" calcext:value-type="string">
            <text:p>100M <text:s text:c="2"/>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time-out</text:p>
          </table:table-cell>
          <table:table-cell office:value-type="float" office:value="5469404" calcext:value-type="float">
            <text:p>5469404</text:p>
          </table:table-cell>
          <table:table-cell office:value-type="float" office:value="1771428" calcext:value-type="float">
            <text:p>1771428</text:p>
          </table:table-cell>
        </table:table-row>
        <table:table-row table:style-name="ro1">
          <table:table-cell office:value-type="string" calcext:value-type="string">
            <text:p>1B 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time-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3:09:00.048532451</meta:creation-date>
    <dc:date>2015-03-11T00:51:47.281202074</dc:date>
    <meta:editing-duration>PT1H37M36S</meta:editing-duration>
    <meta:editing-cycles>6</meta:editing-cycles>
    <meta:generator>LibreOffice/4.2.7.2$Linux_X86_64 LibreOffice_project/420m0$Build-2</meta:generator>
    <meta:document-statistic meta:table-count="1" meta:cell-count="25" meta:object-count="0"/>
  </office:meta>
</office:document-meta>
</file>